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61">
      <style:paragraph-properties fo:line-height="9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2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892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895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898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79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style:font-family-asian="Seaford Display" style:font-family-complex="Seaford Display" fo:font-size="1.11111in" style:font-size-asian="1.11111in" style:font-size-complex="1.1111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1.11111in" style:font-size-asian="1.11111in" style:font-size-complex="1.1111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600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wrap" fo:padding-top="0.09583in" fo:padding-bottom="0.09583in" fo:padding-left="0.09583in" fo:padding-right="0.09583in" draw:textarea-vertical-align="middle" draw:textarea-horizontal-align="center" draw:fill="solid" draw:fill-color="#3a3c45" draw:opacity="100%" draw:stroke="solid" svg:stroke-width="0.01389in" svg:stroke-color="#e9eff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9583in" fo:padding-bottom="0.09583in" fo:padding-left="0.09583in" fo:padding-right="0.09583in" draw:textarea-vertical-align="middle" draw:textarea-horizontal-align="center" draw:fill="solid" draw:fill-color="#3a3c45" draw:opacity="100%" draw:stroke="solid" svg:stroke-width="0.01389in" svg:stroke-color="#e9eff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9583in" fo:padding-bottom="0.09583in" fo:padding-left="0.09583in" fo:padding-right="0.09583in" draw:textarea-vertical-align="middle" draw:textarea-horizontal-align="center" draw:fill="solid" draw:fill-color="#3a3c45" draw:opacity="100%" draw:stroke="solid" svg:stroke-width="0.01389in" svg:stroke-color="#e9eff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9583in" fo:padding-bottom="0.09583in" fo:padding-left="0.09583in" fo:padding-right="0.09583in" draw:textarea-vertical-align="middle" draw:textarea-horizontal-align="center" draw:fill="solid" draw:fill-color="#3a3c45" draw:opacity="100%" draw:stroke="solid" svg:stroke-width="0.01389in" svg:stroke-color="#e9eff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9583in" fo:padding-bottom="0.09583in" fo:padding-left="0.09583in" fo:padding-right="0.09583in" draw:textarea-vertical-align="middle" draw:textarea-horizontal-align="center" draw:fill="solid" draw:fill-color="#3a3c45" draw:opacity="100%" draw:stroke="solid" svg:stroke-width="0.01389in" svg:stroke-color="#e9eff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9583in" fo:padding-bottom="0.09583in" fo:padding-left="0.09583in" fo:padding-right="0.09583in" draw:textarea-vertical-align="middle" draw:textarea-horizontal-align="center" draw:fill="solid" draw:fill-color="#3a3c45" draw:opacity="100%" draw:stroke="solid" svg:stroke-width="0.01389in" svg:stroke-color="#e9eff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9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center" draw:fill="solid" draw:fill-color="#e244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.09583in" fo:padding-bottom="0.09583in" fo:padding-left="0.09583in" fo:padding-right="0.09583in" draw:textarea-vertical-align="middle" draw:textarea-horizontal-align="center" draw:fill="solid" draw:fill-color="#3a3c45" draw:opacity="100%" draw:stroke="solid" svg:stroke-width="0.01389in" svg:stroke-color="#e9eff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9583in" fo:padding-bottom="0.09583in" fo:padding-left="0.09583in" fo:padding-right="0.09583in" draw:textarea-vertical-align="middle" draw:textarea-horizontal-align="center" draw:fill="solid" draw:fill-color="#3a3c45" draw:opacity="100%" draw:stroke="solid" svg:stroke-width="0.01389in" svg:stroke-color="#e9eff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4">
      <style:graphic-properties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80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0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75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0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80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6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1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6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1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89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94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6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4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89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1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94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4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89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94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4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89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5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5in" text:min-label-width="0.25in"/>
        <style:text-properties fo:font-family="System Font Regular" fo:font-size="100%"/>
      </text:list-level-style-bullet>
    </text:list-style>
    <text:list-style style:name="a55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85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90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5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5in" text:min-label-width="0.25in"/>
        <style:text-properties fo:font-family="System Font Regular" fo:font-size="100%"/>
      </text:list-level-style-bullet>
    </text:list-style>
    <text:list-style style:name="a85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90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5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5in" text:min-label-width="0.25in"/>
        <style:text-properties fo:font-family="System Font Regular" fo:font-size="100%"/>
      </text:list-level-style-bullet>
    </text:list-style>
    <text:list-style style:name="a76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1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81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83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6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1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76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1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67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2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4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7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9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4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5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0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5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0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88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93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65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0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88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93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6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5in" text:min-label-width="0.25in"/>
        <style:text-properties fo:font-family="System Font Regular" fo:font-size="100%"/>
      </text:list-level-style-bullet>
    </text:list-style>
    <text:list-style style:name="a88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93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6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5in" text:min-label-width="0.25in"/>
        <style:text-properties fo:font-family="System Font Regular" fo:font-size="100%"/>
      </text:list-level-style-bullet>
    </text:list-style>
    <text:list-style style:name="a79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4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84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9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6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4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5in" text:min-label-width="0.25in"/>
        <style:text-properties fo:font-family="System Font Regular" fo:font-size="100%"/>
      </text:list-level-style-bullet>
    </text:list-style>
    <text:list-style style:name="a84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9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49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54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5in" text:min-label-width="0.25in"/>
        <style:text-properties fo:font-family="System Font Regular" fo:font-size="100%"/>
      </text:list-level-style-bullet>
    </text:list-style>
    <text:list-style style:name="a84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9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0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84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75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80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2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0.75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2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1.75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System Font Regular" fo:font-size="100%"/>
      </text:list-level-style-bullet>
    </text:list-style>
    <text:list-style style:name="a50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</office:automatic-styles>
  <office:body>
    <office:presentation>
      <draw:page draw:name="Slide1" draw:style-name="a458" draw:master-page-name="Master1-Layout1-title-Title-Slide" presentation:presentation-page-layout-name="Master1-PPL1" draw:id="Slide-256">
        <draw:custom-shape svg:x="0in" svg:y="0in" svg:width="13.33333in" svg:height="7.5in" draw:id="id96" draw:style-name="a461" draw:name="Rectangle 15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97" draw:style-name="a464" draw:name="Rectangle 16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1.19944in" svg:width="4.56598in" svg:height="6.30056in" draw:id="id98" draw:style-name="a467" draw:name="Rectangle 17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3913in" svg:y="6.14491in" svg:width="0.57407in" svg:height="0.57407in" draw:id="id99" draw:style-name="a470" draw:name="Cross 18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frame draw:id="id100" presentation:style-name="a474" draw:name="Title 1" svg:x="0.87172in" svg:y="1.77779in" svg:width="11.59354in" svg:height="2.97699in" presentation:class="title" presentation:placeholder="false">
          <draw:text-box>
            <text:p text:style-name="a473" text:class-names="" text:cond-style-name=""><text:span text:style-name="a471" text:class-names="">COVID-19 Global Impact Analysis </text:span><text:span text:style-name="a472" text:class-names=""/></text:p>
          </draw:text-box>
          <svg:title/>
          <svg:desc/>
        </draw:frame>
        <draw:frame draw:id="id101" presentation:style-name="a478" draw:name="Subtitle 2" svg:x="0.87172in" svg:y="4.885in" svg:width="11.59354in" svg:height="0.96556in" presentation:class="subtitle" presentation:placeholder="false">
          <draw:text-box>
            <text:p text:style-name="a477" text:class-names="" text:cond-style-name=""><text:span text:style-name="a475" text:class-names="">Patterns, Insights, and Predictive Modeling</text:span><text:span text:style-name="a476" text:class-names=""/></text:p>
          </draw:text-box>
          <svg:title/>
          <svg:desc/>
        </draw:frame>
      </draw:page>
      <draw:page draw:name="Slide2" draw:style-name="a479" draw:master-page-name="Master1-Layout7-blank-Blank" presentation:presentation-page-layout-name="Master1-PPL7" draw:id="Slide-257">
        <draw:custom-shape svg:x="12.6088in" svg:y="6.14491in" svg:width="0.57407in" svg:height="0.57407in" draw:id="id102" draw:style-name="a482" draw:name="Cross 9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svg:x="10.8066in" svg:y="1.06806in" svg:width="1.46191in" svg:height="0.13139in" draw:id="id103" draw:style-name="a485" draw:name="Rectangle 11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04" draw:style-name="a488" draw:name="Rectangle 13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in" svg:y="1.19944in" svg:width="3.54732in" svg:height="6.30056in" draw:id="id105" draw:style-name="a491" draw:name="Rectangle 15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106" draw:style-name="a494" draw:name="Rectangle 17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presentation:style-name="a519" draw:name="Content Placeholder 2" svg:x="4.69464in" svg:y="3.17204in" svg:width="7.57388in" svg:height="3.25865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Objective:</text:span></text:p>
              </text:list-item>
            </text:list>
            <text:list text:style-name="a500">
              <text:list-item>
                <text:list text:style-name="a500">
                  <text:list-item>
                    <text:p text:style-name="a499" text:class-names="" text:cond-style-name=""><text:span text:style-name="a498" text:class-names="">Analyze global COVID-19 data for patterns, correlations, and predictions.</text:span></text:p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501" text:class-names="">Focus on confirmed cases, deaths, recoveries, and regional variations.</text:span></text:p>
                  </text:list-item>
                </text:list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Key Tools:</text:span></text:p>
              </text:list-item>
            </text:list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Python, pandas, scikit-learn, Seaborn, Matplotlib</text:span></text:p>
                  </text:list-item>
                </text:list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Outcome:</text:span></text:p>
              </text:list-item>
            </text:list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Statistical insights, predictive models, and actionable conclusions.</text:span></text:p>
                  </text:list-item>
                </text:list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  <draw:custom-shape svg:x="3.32047in" svg:y="6.14491in" svg:width="0.57407in" svg:height="0.57407in" draw:id="id108" draw:style-name="a522" draw:name="Cross 19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</draw:page>
      <draw:page draw:name="Slide3" draw:style-name="a523" draw:master-page-name="Master1-Layout7-blank-Blank" presentation:presentation-page-layout-name="Master1-PPL7" draw:id="Slide-258">
        <draw:custom-shape svg:x="6.74074in" svg:y="1.19944in" svg:width="6.09259in" svg:height="6.30056in" draw:id="id109" draw:style-name="a526" draw:name="Rectangle 6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088in" svg:y="6.14491in" svg:width="0.57407in" svg:height="0.57407in" draw:id="id110" draw:style-name="a529" draw:name="Cross 8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svg:x="10.8066in" svg:y="1.06806in" svg:width="1.46191in" svg:height="0.13139in" draw:id="id111" draw:style-name="a532" draw:name="Rectangle 10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12" draw:style-name="a535" draw:name="Rectangle 12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113" draw:style-name="a538" draw:name="Rectangle 14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style-name="a569" draw:name="TextBox 1" svg:x="0.61805in" svg:y="3.17204in" svg:width="9.04123in" svg:height="3.25865in">
          <draw:text-box>
            <text:list text:style-name="a541">
              <text:list-item>
                <text:p text:style-name="a540" text:class-names="" text:cond-style-name=""><text:span text:style-name="a539" text:class-names="">Data Sources:</text:span></text:p>
              </text:list-item>
            </text:list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Dataset: data.csv (Global COVID-19 Statistics)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Metrics: Confirmed cases, deaths, recovered cases, active cases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Scope: WHO regions (global coverage)</text:span></text:p>
                  </text:list-item>
                </text:list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Data Cleaning:</text:span></text:p>
              </text:list-item>
            </text:list>
            <text:list text:style-name="a556">
              <text:list-item>
                <text:list text:style-name="a556">
                  <text:list-item>
                    <text:p text:style-name="a555" text:class-names="" text:cond-style-name=""><text:span text:style-name="a554" text:class-names="">Null values removed for integrity</text:span></text:p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p text:style-name="a558" text:class-names="" text:cond-style-name=""><text:span text:style-name="a557" text:class-names="">Duplicate entries eliminated</text:span></text:p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p text:style-name="a561" text:class-names="" text:cond-style-name=""><text:span text:style-name="a560" text:class-names="">Percentages standardized for consistency</text:span></text:p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Index reset for seamless handling</text:span></text:p>
                  </text:list-item>
                </text:list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Visual: Workflow diagram showing data cleaning steps</text:span></text:p>
              </text:list-item>
            </text:list>
          </draw:text-box>
          <svg:title/>
          <svg:desc/>
        </draw:frame>
        <draw:custom-shape svg:x="12.83709in" svg:y="1.19944in" svg:width="0.49625in" svg:height="6.30056in" draw:id="id115" draw:style-name="a572" draw:name="Rectangle 16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1077in" svg:y="6.14491in" svg:width="0.57407in" svg:height="0.57407in" draw:id="id116" draw:style-name="a575" draw:name="Cross 18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</draw:page>
      <draw:page draw:name="Slide4" draw:style-name="a576" draw:master-page-name="Master1-Layout7-blank-Blank" presentation:presentation-page-layout-name="Master1-PPL7" draw:id="Slide-259">
        <draw:custom-shape svg:x="6.74074in" svg:y="1.19944in" svg:width="6.09259in" svg:height="6.30056in" draw:id="id117" draw:style-name="a579" draw:name="Rectangle 7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088in" svg:y="6.14491in" svg:width="0.57407in" svg:height="0.57407in" draw:id="id118" draw:style-name="a582" draw:name="Cross 9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svg:x="10.8066in" svg:y="1.06806in" svg:width="1.46191in" svg:height="0.13139in" draw:id="id119" draw:style-name="a585" draw:name="Rectangle 11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20" draw:style-name="a588" draw:name="Rectangle 13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83709in" svg:y="1.19944in" svg:width="0.49625in" svg:height="6.30056in" draw:id="id121" draw:style-name="a591" draw:name="Rectangle 15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122" draw:style-name="a594" draw:name="Rectangle 1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1077in" svg:y="6.14491in" svg:width="0.57407in" svg:height="0.57407in" draw:id="id123" draw:style-name="a597" draw:name="Cross 19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g draw:name="TextBox 1" draw:id="id132" draw:style-name="a624">
          <svg:title/>
          <svg:desc/>
          <draw:custom-shape svg:x="0.68262in" svg:y="2.9459in" svg:width="2.67938in" svg:height="1.60763in" draw:id="id124" draw:style-name="a601">
            <svg:title/>
            <svg:desc/>
            <text:p text:style-name="a600" text:class-names="" text:cond-style-name=""><text:span text:style-name="a598" text:class-names="">Visualizations:</text:span><text:span text:style-name="a599" text:class-names=""/></text:p>
            <draw:enhanced-geometry xmlns:dr3d="urn:oasis:names:tc:opendocument:xmlns:dr3d:1.0" draw:type="non-primitive" svg:viewBox="0 0 2450024 1470014" draw:enhanced-path="M 0 0 L 2450024 0 2450024 1470014 0 147001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50024"/>
              <draw:equation draw:name="f7" draw:formula="?f4 / 1470014"/>
              <draw:equation draw:name="f8" draw:formula="0 * ?f5 / 2450024"/>
              <draw:equation draw:name="f9" draw:formula="0 * ?f4 / 1470014"/>
              <draw:equation draw:name="f10" draw:formula="2450024 * ?f5 / 2450024"/>
              <draw:equation draw:name="f11" draw:formula="1470014 * ?f4 / 147001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62994in" svg:y="2.9459in" svg:width="2.67938in" svg:height="1.60763in" draw:id="id125" draw:style-name="a604">
            <svg:title/>
            <svg:desc/>
            <text:p text:style-name="a603" text:class-names="" text:cond-style-name=""><text:span text:style-name="a602" text:class-names="">Top 10 countries by confirmed cases (Bar chart)</text:span></text:p>
            <draw:enhanced-geometry xmlns:dr3d="urn:oasis:names:tc:opendocument:xmlns:dr3d:1.0" draw:type="non-primitive" svg:viewBox="0 0 2450024 1470014" draw:enhanced-path="M 0 0 L 2450024 0 2450024 1470014 0 147001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50024"/>
              <draw:equation draw:name="f7" draw:formula="?f4 / 1470014"/>
              <draw:equation draw:name="f8" draw:formula="0 * ?f5 / 2450024"/>
              <draw:equation draw:name="f9" draw:formula="0 * ?f4 / 1470014"/>
              <draw:equation draw:name="f10" draw:formula="2450024 * ?f5 / 2450024"/>
              <draw:equation draw:name="f11" draw:formula="1470014 * ?f4 / 147001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57726in" svg:y="2.9459in" svg:width="2.67938in" svg:height="1.60763in" draw:id="id126" draw:style-name="a607">
            <svg:title/>
            <svg:desc/>
            <text:p text:style-name="a606" text:class-names="" text:cond-style-name=""><text:span text:style-name="a605" text:class-names="">Mortality rate variations by region (Heatmap)</text:span></text:p>
            <draw:enhanced-geometry xmlns:dr3d="urn:oasis:names:tc:opendocument:xmlns:dr3d:1.0" draw:type="non-primitive" svg:viewBox="0 0 2450024 1470014" draw:enhanced-path="M 0 0 L 2450024 0 2450024 1470014 0 147001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50024"/>
              <draw:equation draw:name="f7" draw:formula="?f4 / 1470014"/>
              <draw:equation draw:name="f8" draw:formula="0 * ?f5 / 2450024"/>
              <draw:equation draw:name="f9" draw:formula="0 * ?f4 / 1470014"/>
              <draw:equation draw:name="f10" draw:formula="2450024 * ?f5 / 2450024"/>
              <draw:equation draw:name="f11" draw:formula="1470014 * ?f4 / 147001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52457in" svg:y="2.9459in" svg:width="2.67938in" svg:height="1.60763in" draw:id="id127" draw:style-name="a610">
            <svg:title/>
            <svg:desc/>
            <text:p text:style-name="a609" text:class-names="" text:cond-style-name=""><text:span text:style-name="a608" text:class-names="">Recovery trends over time (Line graph)</text:span></text:p>
            <draw:enhanced-geometry xmlns:dr3d="urn:oasis:names:tc:opendocument:xmlns:dr3d:1.0" draw:type="non-primitive" svg:viewBox="0 0 2450024 1470014" draw:enhanced-path="M 0 0 L 2450024 0 2450024 1470014 0 147001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50024"/>
              <draw:equation draw:name="f7" draw:formula="?f4 / 1470014"/>
              <draw:equation draw:name="f8" draw:formula="0 * ?f5 / 2450024"/>
              <draw:equation draw:name="f9" draw:formula="0 * ?f4 / 1470014"/>
              <draw:equation draw:name="f10" draw:formula="2450024 * ?f5 / 2450024"/>
              <draw:equation draw:name="f11" draw:formula="1470014 * ?f4 / 147001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68262in" svg:y="4.82147in" svg:width="2.67938in" svg:height="1.60763in" draw:id="id128" draw:style-name="a614">
            <svg:title/>
            <svg:desc/>
            <text:p text:style-name="a613" text:class-names="" text:cond-style-name=""><text:span text:style-name="a611" text:class-names="">Key Findings:</text:span><text:span text:style-name="a612" text:class-names=""/></text:p>
            <draw:enhanced-geometry xmlns:dr3d="urn:oasis:names:tc:opendocument:xmlns:dr3d:1.0" draw:type="non-primitive" svg:viewBox="0 0 2450024 1470014" draw:enhanced-path="M 0 0 L 2450024 0 2450024 1470014 0 147001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50024"/>
              <draw:equation draw:name="f7" draw:formula="?f4 / 1470014"/>
              <draw:equation draw:name="f8" draw:formula="0 * ?f5 / 2450024"/>
              <draw:equation draw:name="f9" draw:formula="0 * ?f4 / 1470014"/>
              <draw:equation draw:name="f10" draw:formula="2450024 * ?f5 / 2450024"/>
              <draw:equation draw:name="f11" draw:formula="1470014 * ?f4 / 147001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62994in" svg:y="4.82147in" svg:width="2.67938in" svg:height="1.60763in" draw:id="id129" draw:style-name="a617">
            <svg:title/>
            <svg:desc/>
            <text:p text:style-name="a616" text:class-names="" text:cond-style-name=""><text:span text:style-name="a615" text:class-names="">Case distribution varies significantly by region.</text:span></text:p>
            <draw:enhanced-geometry xmlns:dr3d="urn:oasis:names:tc:opendocument:xmlns:dr3d:1.0" draw:type="non-primitive" svg:viewBox="0 0 2450024 1470014" draw:enhanced-path="M 0 0 L 2450024 0 2450024 1470014 0 147001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50024"/>
              <draw:equation draw:name="f7" draw:formula="?f4 / 1470014"/>
              <draw:equation draw:name="f8" draw:formula="0 * ?f5 / 2450024"/>
              <draw:equation draw:name="f9" draw:formula="0 * ?f4 / 1470014"/>
              <draw:equation draw:name="f10" draw:formula="2450024 * ?f5 / 2450024"/>
              <draw:equation draw:name="f11" draw:formula="1470014 * ?f4 / 147001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57726in" svg:y="4.82147in" svg:width="2.67938in" svg:height="1.60763in" draw:id="id130" draw:style-name="a620">
            <svg:title/>
            <svg:desc/>
            <text:p text:style-name="a619" text:class-names="" text:cond-style-name=""><text:span text:style-name="a618" text:class-names="">Strong correlation between confirmed cases and deaths.</text:span></text:p>
            <draw:enhanced-geometry xmlns:dr3d="urn:oasis:names:tc:opendocument:xmlns:dr3d:1.0" draw:type="non-primitive" svg:viewBox="0 0 2450024 1470014" draw:enhanced-path="M 0 0 L 2450024 0 2450024 1470014 0 147001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50024"/>
              <draw:equation draw:name="f7" draw:formula="?f4 / 1470014"/>
              <draw:equation draw:name="f8" draw:formula="0 * ?f5 / 2450024"/>
              <draw:equation draw:name="f9" draw:formula="0 * ?f4 / 1470014"/>
              <draw:equation draw:name="f10" draw:formula="2450024 * ?f5 / 2450024"/>
              <draw:equation draw:name="f11" draw:formula="1470014 * ?f4 / 147001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52457in" svg:y="4.82147in" svg:width="2.67938in" svg:height="1.60763in" draw:id="id131" draw:style-name="a623">
            <svg:title/>
            <svg:desc/>
            <text:p text:style-name="a622" text:class-names="" text:cond-style-name=""><text:span text:style-name="a621" text:class-names="">Recovery rates are not directly tied to case numbers.</text:span></text:p>
            <draw:enhanced-geometry xmlns:dr3d="urn:oasis:names:tc:opendocument:xmlns:dr3d:1.0" draw:type="non-primitive" svg:viewBox="0 0 2450024 1470014" draw:enhanced-path="M 0 0 L 2450024 0 2450024 1470014 0 147001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50024"/>
              <draw:equation draw:name="f7" draw:formula="?f4 / 1470014"/>
              <draw:equation draw:name="f8" draw:formula="0 * ?f5 / 2450024"/>
              <draw:equation draw:name="f9" draw:formula="0 * ?f4 / 1470014"/>
              <draw:equation draw:name="f10" draw:formula="2450024 * ?f5 / 2450024"/>
              <draw:equation draw:name="f11" draw:formula="1470014 * ?f4 / 147001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5" draw:style-name="a625" draw:master-page-name="Master1-Layout7-blank-Blank" presentation:presentation-page-layout-name="Master1-PPL7" draw:id="Slide-260">
        <draw:custom-shape svg:x="6.74074in" svg:y="1.19944in" svg:width="6.09259in" svg:height="6.30056in" draw:id="id133" draw:style-name="a628" draw:name="Rectangle 6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088in" svg:y="6.14491in" svg:width="0.57407in" svg:height="0.57407in" draw:id="id134" draw:style-name="a631" draw:name="Cross 8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svg:x="10.8066in" svg:y="1.06806in" svg:width="1.46191in" svg:height="0.13139in" draw:id="id135" draw:style-name="a634" draw:name="Rectangle 10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36" draw:style-name="a637" draw:name="Rectangle 12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137" draw:style-name="a640" draw:name="Rectangle 14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8" draw:style-name="a674" draw:name="TextBox 1" svg:x="0.61805in" svg:y="3.17204in" svg:width="9.04123in" svg:height="3.25865in">
          <draw:text-box>
            <text:list text:style-name="a643">
              <text:list-item>
                <text:p text:style-name="a642" text:class-names="" text:cond-style-name=""><text:span text:style-name="a641" text:class-names="">Model Details: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Algorithm: Linear Regression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Features: Confirmed cases, recovered cases, active cases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Target: Death count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Train-Test Split: 80-20 ratio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Performance Metrics: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R-Squared Score: High predictive power (~85% variance explained).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Mean Squared Error: Low error margin.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Key Feature: Confirmed cases had the most significant impact on deaths.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Visual: Feature importance bar chart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  <draw:custom-shape svg:x="12.83709in" svg:y="1.19944in" svg:width="0.49625in" svg:height="6.30056in" draw:id="id139" draw:style-name="a677" draw:name="Rectangle 16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1077in" svg:y="6.14491in" svg:width="0.57407in" svg:height="0.57407in" draw:id="id140" draw:style-name="a680" draw:name="Cross 18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</draw:page>
      <draw:page draw:name="Slide6" draw:style-name="a681" draw:master-page-name="Master1-Layout7-blank-Blank" presentation:presentation-page-layout-name="Master1-PPL7" draw:id="Slide-261">
        <draw:custom-shape svg:x="6.74074in" svg:y="1.19944in" svg:width="6.09259in" svg:height="6.30056in" draw:id="id141" draw:style-name="a684" draw:name="Rectangle 6">
          <svg:title/>
          <svg:desc/>
          <text:p text:style-name="a683" text:class-names="" text:cond-style-name=""><text:span text:style-name="a6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088in" svg:y="6.14491in" svg:width="0.57407in" svg:height="0.57407in" draw:id="id142" draw:style-name="a687" draw:name="Cross 8">
          <svg:title/>
          <svg:desc/>
          <text:p text:style-name="a686" text:class-names="" text:cond-style-name=""><text:span text:style-name="a685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svg:x="10.8066in" svg:y="1.06806in" svg:width="1.46191in" svg:height="0.13139in" draw:id="id143" draw:style-name="a690" draw:name="Rectangle 10">
          <svg:title/>
          <svg:desc/>
          <text:p text:style-name="a689" text:class-names="" text:cond-style-name=""><text:span text:style-name="a6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44" draw:style-name="a693" draw:name="Rectangle 12">
          <svg:title/>
          <svg:desc/>
          <text:p text:style-name="a692" text:class-names="" text:cond-style-name=""><text:span text:style-name="a6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145" draw:style-name="a696" draw:name="Rectangle 14">
          <svg:title/>
          <svg:desc/>
          <text:p text:style-name="a695" text:class-names="" text:cond-style-name=""><text:span text:style-name="a6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6" draw:style-name="a721" draw:name="TextBox 1" svg:x="3.67598in" svg:y="3.17204in" svg:width="8.59254in" svg:height="3.25865in">
          <draw:text-box>
            <text:list text:style-name="a699">
              <text:list-item>
                <text:p text:style-name="a698" text:class-names="" text:cond-style-name=""><text:span text:style-name="a697" text:class-names="">Death Rate Variations: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Regions with healthcare disparities saw higher mortality.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Recovery Trends: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High-income regions showed better recovery outcomes.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Case Progression Trends: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Strict public health measures slowed case growth effectively.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Visual: Comparative regional recovery/mortality statistics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  <draw:custom-shape svg:x="-0in" svg:y="1.19944in" svg:width="0.28824in" svg:height="6.30056in" draw:id="id147" draw:style-name="a724" draw:name="Rectangle 16">
          <svg:title/>
          <svg:desc/>
          <text:p text:style-name="a723" text:class-names="" text:cond-style-name=""><text:span text:style-name="a7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637in" svg:y="6.14491in" svg:width="0.57407in" svg:height="0.57407in" draw:id="id148" draw:style-name="a727" draw:name="Cross 18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</draw:page>
      <draw:page draw:name="Slide7" draw:style-name="a728" draw:master-page-name="Master1-Layout7-blank-Blank" presentation:presentation-page-layout-name="Master1-PPL7" draw:id="Slide-262">
        <draw:custom-shape svg:x="6.74074in" svg:y="1.19944in" svg:width="6.09259in" svg:height="6.30056in" draw:id="id149" draw:style-name="a731" draw:name="Rectangle 6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088in" svg:y="6.14491in" svg:width="0.57407in" svg:height="0.57407in" draw:id="id150" draw:style-name="a734" draw:name="Cross 8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svg:x="10.8066in" svg:y="1.06806in" svg:width="1.46191in" svg:height="0.13139in" draw:id="id151" draw:style-name="a737" draw:name="Rectangle 10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52" draw:style-name="a740" draw:name="Rectangle 12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153" draw:style-name="a743" draw:name="Rectangle 14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style-name="a768" draw:name="TextBox 1" svg:x="0.61805in" svg:y="3.17204in" svg:width="8.02257in" svg:height="3.25865in">
          <draw:text-box>
            <text:list text:style-name="a746">
              <text:list-item>
                <text:p text:style-name="a745" text:class-names="" text:cond-style-name=""><text:span text:style-name="a744" text:class-names="">Case-Mortality Relationship: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Linear correlation between case numbers and deaths.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Impact of Active Cases: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Higher active cases strained healthcare systems, leading to worse outcomes.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Regional Efficacy: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Effective interventions resulted in fewer fatalities and quicker recoveries.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Visual: Scatter plot correlating confirmed cases and deaths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</draw:text-box>
          <svg:title/>
          <svg:desc/>
        </draw:frame>
        <draw:custom-shape svg:x="10.23656in" svg:y="1.19944in" svg:width="3.09677in" svg:height="6.30056in" draw:id="id155" draw:style-name="a771" draw:name="Rectangle 16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0609in" svg:y="6.14491in" svg:width="0.57407in" svg:height="0.57407in" draw:id="id156" draw:style-name="a774" draw:name="Cross 18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</draw:page>
      <draw:page draw:name="Slide8" draw:style-name="a775" draw:master-page-name="Master1-Layout7-blank-Blank" presentation:presentation-page-layout-name="Master1-PPL7" draw:id="Slide-263">
        <draw:custom-shape svg:x="12.6088in" svg:y="6.14491in" svg:width="0.57407in" svg:height="0.57407in" draw:id="id157" draw:style-name="a778" draw:name="Cross 8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svg:x="10.8066in" svg:y="1.06806in" svg:width="1.46191in" svg:height="0.13139in" draw:id="id158" draw:style-name="a781" draw:name="Rectangle 10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59" draw:style-name="a784" draw:name="Rectangle 12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160" draw:style-name="a787" draw:name="Rectangle 14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1" draw:style-name="a812" draw:name="TextBox 1" svg:x="0.61805in" svg:y="3.17204in" svg:width="9.04123in" svg:height="3.25865in">
          <draw:text-box>
            <text:list text:style-name="a790">
              <text:list-item>
                <text:p text:style-name="a789" text:class-names="" text:cond-style-name=""><text:span text:style-name="a788" text:class-names="">Libraries Used:</text:span></text:p>
              </text:list-item>
            </text:list>
            <text:list text:style-name="a793">
              <text:list-item>
                <text:list text:style-name="a793">
                  <text:list-item>
                    <text:p text:style-name="a792" text:class-names="" text:cond-style-name=""><text:span text:style-name="a791" text:class-names="">Data Handling: pandas</text:span></text:p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p text:style-name="a795" text:class-names="" text:cond-style-name=""><text:span text:style-name="a794" text:class-names="">Visualization: Seaborn, Matplotlib</text:span></text:p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p text:style-name="a798" text:class-names="" text:cond-style-name=""><text:span text:style-name="a797" text:class-names="">Machine Learning: scikit-learn</text:span></text:p>
                  </text:list-item>
                </text:list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Scripts:</text:span></text:p>
              </text:list-item>
            </text:list>
            <text:list text:style-name="a805">
              <text:list-item>
                <text:list text:style-name="a805">
                  <text:list-item>
                    <text:p text:style-name="a804" text:class-names="" text:cond-style-name=""><text:span text:style-name="a803" text:class-names="">Modularized in main.ipynb for EDA, modeling, and visualization.</text:span></text:p>
                  </text:list-item>
                </text:list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Visual: Code snippet examples or workflow diagram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</draw:text-box>
          <svg:title/>
          <svg:desc/>
        </draw:frame>
        <draw:custom-shape svg:x="12.83709in" svg:y="1.19944in" svg:width="0.49625in" svg:height="6.30056in" draw:id="id162" draw:style-name="a815" draw:name="Rectangle 16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1077in" svg:y="6.14491in" svg:width="0.57407in" svg:height="0.57407in" draw:id="id163" draw:style-name="a818" draw:name="Cross 18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</draw:page>
      <draw:page draw:name="Slide9" draw:style-name="a819" draw:master-page-name="Master1-Layout7-blank-Blank" presentation:presentation-page-layout-name="Master1-PPL7" draw:id="Slide-264">
        <draw:custom-shape svg:x="6.74074in" svg:y="1.19944in" svg:width="6.09259in" svg:height="6.30056in" draw:id="id164" draw:style-name="a822" draw:name="Rectangle 6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088in" svg:y="6.14491in" svg:width="0.57407in" svg:height="0.57407in" draw:id="id165" draw:style-name="a825" draw:name="Cross 8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svg:x="10.8066in" svg:y="1.06806in" svg:width="1.46191in" svg:height="0.13139in" draw:id="id166" draw:style-name="a828" draw:name="Rectangle 10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67" draw:style-name="a831" draw:name="Rectangle 12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168" draw:style-name="a834" draw:name="Rectangle 14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9" draw:style-name="a856" draw:name="TextBox 1" svg:x="0.61805in" svg:y="3.17204in" svg:width="9.04123in" svg:height="3.25865in">
          <draw:text-box>
            <text:list text:style-name="a837">
              <text:list-item>
                <text:p text:style-name="a836" text:class-names="" text:cond-style-name=""><text:span text:style-name="a835" text:class-names="">Proposed Improvements: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Time Series Analysis: Predict future trends dynamically.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Advanced Models: Apply Random Forests or Gradient Boosting for better accuracy.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Interactive Dashboards: Develop tools for real-time visualization.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Localized Models: Tailor predictions to specific regions.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Visual: Concept diagram showing enhancements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/></text:p>
              </text:list-item>
            </text:list>
          </draw:text-box>
          <svg:title/>
          <svg:desc/>
        </draw:frame>
        <draw:custom-shape svg:x="12.83709in" svg:y="1.19944in" svg:width="0.49625in" svg:height="6.30056in" draw:id="id170" draw:style-name="a859" draw:name="Rectangle 16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1077in" svg:y="6.14491in" svg:width="0.57407in" svg:height="0.57407in" draw:id="id171" draw:style-name="a862" draw:name="Cross 18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</draw:page>
      <draw:page draw:name="Slide10" draw:style-name="a863" draw:master-page-name="Master1-Layout7-blank-Blank" presentation:presentation-page-layout-name="Master1-PPL7" draw:id="Slide-265">
        <draw:custom-shape svg:x="6.74074in" svg:y="1.19944in" svg:width="6.09259in" svg:height="6.30056in" draw:id="id172" draw:style-name="a866" draw:name="Rectangle 6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088in" svg:y="6.14491in" svg:width="0.57407in" svg:height="0.57407in" draw:id="id173" draw:style-name="a869" draw:name="Cross 8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svg:x="10.8066in" svg:y="1.06806in" svg:width="1.46191in" svg:height="0.13139in" draw:id="id174" draw:style-name="a872" draw:name="Rectangle 10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75" draw:style-name="a875" draw:name="Rectangle 12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176" draw:style-name="a878" draw:name="Rectangle 14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7" draw:style-name="a906" draw:name="TextBox 1" svg:x="0.61805in" svg:y="3.17204in" svg:width="9.04123in" svg:height="3.25865in">
          <draw:text-box>
            <text:list text:style-name="a881">
              <text:list-item>
                <text:p text:style-name="a880" text:class-names="" text:cond-style-name=""><text:span text:style-name="a879" text:class-names="">Summary:</text:span></text:p>
              </text:list-item>
            </text:list>
            <text:list text:style-name="a884">
              <text:list-item>
                <text:list text:style-name="a884">
                  <text:list-item>
                    <text:p text:style-name="a883" text:class-names="" text:cond-style-name=""><text:span text:style-name="a882" text:class-names="">Provided key insights into COVID-19 global dynamics.</text:span></text:p>
                  </text:list-item>
                </text:list>
              </text:list-item>
            </text:list>
            <text:list text:style-name="a887">
              <text:list-item>
                <text:list text:style-name="a887">
                  <text:list-item>
                    <text:p text:style-name="a886" text:class-names="" text:cond-style-name=""><text:span text:style-name="a885" text:class-names="">Demonstrated the value of data science in tackling pandemics.</text:span></text:p>
                  </text:list-item>
                </text:list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Takeaways:</text:span></text:p>
              </text:list-item>
            </text:list>
            <text:list text:style-name="a893">
              <text:list-item>
                <text:list text:style-name="a893">
                  <text:list-item>
                    <text:p text:style-name="a892" text:class-names="" text:cond-style-name=""><text:span text:style-name="a891" text:class-names="">Strong correlation between confirmed cases and deaths.</text:span></text:p>
                  </text:list-item>
                </text:list>
              </text:list-item>
            </text:list>
            <text:list text:style-name="a896">
              <text:list-item>
                <text:list text:style-name="a896">
                  <text:list-item>
                    <text:p text:style-name="a895" text:class-names="" text:cond-style-name=""><text:span text:style-name="a894" text:class-names="">Regional responses significantly influence outcomes.</text:span></text:p>
                  </text:list-item>
                </text:list>
              </text:list-item>
            </text:list>
            <text:list text:style-name="a899">
              <text:list-item>
                <text:list text:style-name="a899">
                  <text:list-item>
                    <text:p text:style-name="a898" text:class-names="" text:cond-style-name=""><text:span text:style-name="a897" text:class-names="">Predictive models can inform effective interventions.</text:span></text:p>
                  </text:list-item>
                </text:list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Visual: World map with key insights highlighted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/></text:p>
              </text:list-item>
            </text:list>
          </draw:text-box>
          <svg:title/>
          <svg:desc/>
        </draw:frame>
        <draw:custom-shape svg:x="12.83709in" svg:y="1.19944in" svg:width="0.49625in" svg:height="6.30056in" draw:id="id178" draw:style-name="a909" draw:name="Rectangle 16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1077in" svg:y="6.14491in" svg:width="0.57407in" svg:height="0.57407in" draw:id="id179" draw:style-name="a912" draw:name="Cross 18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</draw:page>
      <draw:page draw:name="Slide11" draw:style-name="a913" draw:master-page-name="Master1-Layout7-blank-Blank" presentation:presentation-page-layout-name="Master1-PPL7" draw:id="Slide-266">
        <draw:custom-shape svg:x="6.74074in" svg:y="1.19944in" svg:width="6.09259in" svg:height="6.30056in" draw:id="id180" draw:style-name="a916" draw:name="Rectangle 20">
          <svg:title/>
          <svg:desc/>
          <text:p text:style-name="a915" text:class-names="" text:cond-style-name=""><text:span text:style-name="a9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6088in" svg:y="6.14491in" svg:width="0.57407in" svg:height="0.57407in" draw:id="id181" draw:style-name="a919" draw:name="Cross 21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svg:x="10.8066in" svg:y="1.06806in" svg:width="1.46191in" svg:height="0.13139in" draw:id="id182" draw:style-name="a922" draw:name="Rectangle 22">
          <svg:title/>
          <svg:desc/>
          <text:p text:style-name="a921" text:class-names="" text:cond-style-name=""><text:span text:style-name="a9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83" draw:style-name="a925" draw:name="Rectangle 23">
          <svg:title/>
          <svg:desc/>
          <text:p text:style-name="a924" text:class-names="" text:cond-style-name=""><text:span text:style-name="a9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66in" svg:y="1.06806in" svg:width="1.46191in" svg:height="0.13139in" draw:id="id184" draw:style-name="a928" draw:name="Rectangle 24">
          <svg:title/>
          <svg:desc/>
          <text:p text:style-name="a927" text:class-names="" text:cond-style-name=""><text:span text:style-name="a9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5" draw:style-name="a947" draw:name="TextBox 1" svg:x="0.61805in" svg:y="3.17204in" svg:width="8.02257in" svg:height="3.25865in">
          <draw:text-box>
            <text:list text:style-name="a931">
              <text:list-item>
                <text:p text:style-name="a930" text:class-names="" text:cond-style-name=""><text:span text:style-name="a929" text:class-names="">Title: Thank You!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Content:</text:span></text:p>
              </text:list-item>
            </text:list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35" text:class-names="">"Questions or feedback are welcome."</text:span></text:p>
                  </text:list-item>
                </text:list>
              </text:list-item>
            </text:list>
            <text:list text:style-name="a940">
              <text:list-item>
                <text:list text:style-name="a940">
                  <text:list-item>
                    <text:p text:style-name="a939" text:class-names="" text:cond-style-name=""><text:span text:style-name="a938" text:class-names="">Contact information (optional).</text:span></text:p>
                  </text:list-item>
                </text:list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Visual: Inspirational image representing resilience or global unity.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</draw:text-box>
          <svg:title/>
          <svg:desc/>
        </draw:frame>
        <draw:custom-shape svg:x="10.23656in" svg:y="1.19944in" svg:width="3.09677in" svg:height="6.30056in" draw:id="id186" draw:style-name="a950" draw:name="Rectangle 25">
          <svg:title/>
          <svg:desc/>
          <text:p text:style-name="a949" text:class-names="" text:cond-style-name=""><text:span text:style-name="a9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0609in" svg:y="6.14491in" svg:width="0.57407in" svg:height="0.57407in" draw:id="id187" draw:style-name="a953" draw:name="Cross 26">
          <svg:title/>
          <svg:desc/>
          <text:p text:style-name="a952" text:class-names="" text:cond-style-name=""><text:span text:style-name="a951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0.87173in" svg:y="1.77779in" svg:width="8.78756in" svg:height="2.97699in"/>
      <presentation:placeholder presentation:object="subtitle" svg:x="0.87173in" svg:y="4.885in" svg:width="8.78756in" svg:height="0.96556in"/>
      <presentation:placeholder presentation:object="date-time" svg:x="0.87172in" svg:y="6.24316in" svg:width="4.24633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2" style:display-name="Title and Content">
      <presentation:placeholder presentation:object="title" svg:x="0.61805in" svg:y="1.3175in" svg:width="9.04122in" svg:height="1.58197in"/>
      <presentation:placeholder presentation:object="object" svg:x="0.61806in" svg:y="2.94361in" svg:width="9.04122in" svg:height="3.48708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3" style:display-name="Section Header">
      <presentation:placeholder presentation:object="title" svg:x="0.61806in" svg:y="2.05813in" svg:width="8.02257in" svg:height="2.17378in"/>
      <presentation:placeholder presentation:object="outline" svg:x="0.61805in" svg:y="4.23191in" svg:width="8.02257in" svg:height="1.03725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4" style:display-name="Two Content">
      <presentation:placeholder presentation:object="title" svg:x="0.61805in" svg:y="1.3175in" svg:width="9.04122in" svg:height="1.58197in"/>
      <presentation:placeholder presentation:object="object" svg:x="0.61801in" svg:y="2.94361in" svg:width="5.40971in" svg:height="3.48833in"/>
      <presentation:placeholder presentation:object="object" svg:x="6.64578in" svg:y="2.94361in" svg:width="5.40971in" svg:height="3.48833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5" style:display-name="Comparison">
      <presentation:placeholder presentation:object="title" svg:x="0.61801in" svg:y="1.3175in" svg:width="9.04in" svg:height="1.58in"/>
      <presentation:placeholder presentation:object="outline" svg:x="0.61801in" svg:y="2.94361in" svg:width="5.40972in" svg:height="0.90104in"/>
      <presentation:placeholder presentation:object="object" svg:x="0.61801in" svg:y="3.84465in" svg:width="5.40972in" svg:height="2.58781in"/>
      <presentation:placeholder presentation:object="outline" svg:x="6.64574in" svg:y="2.94309in" svg:width="5.40972in" svg:height="0.90104in"/>
      <presentation:placeholder presentation:object="object" svg:x="6.64574in" svg:y="3.84413in" svg:width="5.40972in" svg:height="2.58781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6" style:display-name="Title Only">
      <presentation:placeholder presentation:object="title" svg:x="0.61805in" svg:y="1.3175in" svg:width="9.04122in" svg:height="1.58197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7" style:display-name="Blank"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8" style:display-name="Content with Caption">
      <presentation:placeholder presentation:object="title" svg:x="0.61805in" svg:y="1.31649in" svg:width="4.5in" svg:height="1.17806in"/>
      <presentation:placeholder presentation:object="object" svg:x="6.13715in" svg:y="1.64944in" svg:width="6.13136in" svg:height="4.42463in"/>
      <presentation:placeholder presentation:object="outline" svg:x="0.61805in" svg:y="2.59in" svg:width="4.5in" svg:height="3.48407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9" style:display-name="Picture with Caption">
      <presentation:placeholder presentation:object="title" svg:x="0.61805in" svg:y="1.31649in" svg:width="4.5in" svg:height="1.17806in"/>
      <presentation:placeholder presentation:object="graphic" svg:x="6.1583in" svg:y="1.19944in" svg:width="6.66696in" svg:height="6.30056in"/>
      <presentation:placeholder presentation:object="outline" svg:x="0.61805in" svg:y="2.59259in" svg:width="4.5in" svg:height="3.48148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10" style:display-name="Title and Vertical Text">
      <presentation:placeholder presentation:object="title" svg:x="0.61805in" svg:y="1.3175in" svg:width="9.04122in" svg:height="1.58197in"/>
      <presentation:placeholder presentation:object="outline" svg:x="0.61806in" svg:y="2.94361in" svg:width="9.04122in" svg:height="3.48708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11" style:display-name="Vertical Title and Text">
      <presentation:placeholder presentation:object="title" svg:x="10.23148in" svg:y="1.3175in" svg:width="2.02686in" svg:height="5.11444in"/>
      <presentation:placeholder presentation:object="outline" svg:x="1.06482in" svg:y="1.3175in" svg:width="9.04861in" svg:height="5.13663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default-style style:family="graphic">
      <style:graphic-properties draw:fill="solid" draw:fill-color="#e24400" draw:opacity="100%" draw:stroke="solid" svg:stroke-width="0.01389in" svg:stroke-color="#5f1700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83333in" style:font-size-asian="0.83333in" style:font-size-complex="0.83333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solid" draw:fill-color="#e9eff1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e9eff1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1.11111in" style:font-size-asian="1.11111in" style:font-size-complex="1.1111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center" draw:fill="solid" draw:fill-color="#e9eff1" draw:opacity="100%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5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43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8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0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3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43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8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7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3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0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0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6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9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4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1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9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4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8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9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4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8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42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8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42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1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1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2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9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2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0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2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5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0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5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2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adridVTI" style:page-layout-name="pageLayout1" draw:style-name="a0">
      <draw:frame draw:id="id0" presentation:style-name="a3" draw:name="Title Placeholder 1" svg:x="0.61805in" svg:y="1.3175in" svg:width="9.04122in" svg:height="1.5819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1806in" svg:y="2.94361in" svg:width="9.04122in" svg:height="3.4870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61805in" svg:y="6.50667in" svg:width="4.5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1/23/2024</text:date></text:span><text:span text:style-name="a22" text:class-names=""/></text:p>
        </draw:text-box>
        <svg:title/>
        <svg:desc/>
      </draw:frame>
      <draw:frame draw:id="id3" presentation:style-name="a27" draw:name="Footer Placeholder 4" svg:x="0.61806in" svg:y="0.59403in" svg:width="4.5in" svg:height="0.27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11.82527in" svg:y="0.55903in" svg:width="1in" svg:height="0.34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custom-shape svg:x="5.7133in" svg:y="1.19944in" svg:width="7.11196in" svg:height="6.30056in" draw:id="id5" draw:style-name="a35" draw:name="Rectangle 48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48645in" svg:y="6.15097in" svg:width="0.57407in" svg:height="0.57407in" draw:id="id6" draw:style-name="a38" draw:name="Cross 49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  <draw:custom-shape svg:x="10.8066in" svg:y="1.06806in" svg:width="1.46191in" svg:height="0.13139in" draw:id="id7" draw:style-name="a41" draw:name="Rectangle 50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" presentation:style-name="a44" draw:name="Title 1" svg:x="0.87173in" svg:y="1.77779in" svg:width="8.78756in" svg:height="2.97699in" presentation:class="title" presentation:placeholder="false">
        <draw:text-box>
          <text:p text:style-name="a43" text:class-names="" text:cond-style-name=""><text:span text:style-name="a42" text:class-names="">Click to edit Master title style</text:span></text:p>
        </draw:text-box>
        <svg:title/>
        <svg:desc/>
      </draw:frame>
      <draw:frame draw:id="id9" presentation:style-name="a47" draw:name="Subtitle 2" svg:x="0.87173in" svg:y="4.885in" svg:width="8.78756in" svg:height="0.96556in" presentation:class="subtitle" presentation:placeholder="false">
        <draw:text-box>
          <text:p text:style-name="a46" text:class-names="" text:cond-style-name=""><text:span text:style-name="a45" text:class-names="">Click to edit Master subtitle style</text:span></text:p>
        </draw:text-box>
        <svg:title/>
        <svg:desc/>
      </draw:frame>
      <draw:frame draw:id="id10" presentation:style-name="a52" draw:name="Date Placeholder 3" svg:x="0.87172in" svg:y="6.24316in" svg:width="4.24633in" svg:height="0.39931in" presentation:class="date-time" presentation:placeholder="false">
        <draw:text-box>
          <text:p text:style-name="a51" text:class-names="" text:cond-style-name=""><text:span text:style-name="a48" text:class-names=""><text:date text:fixed="false" style:data-style-name="a49">11/23/2024</text:date></text:span><text:span text:style-name="a50" text:class-names=""/></text:p>
        </draw:text-box>
        <svg:title/>
        <svg:desc/>
      </draw:frame>
      <draw:frame draw:id="id11" presentation:style-name="a55" draw:name="Footer Placeholder 4" svg:x="0.61806in" svg:y="0.59403in" svg:width="4.5in" svg:height="0.27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2" presentation:style-name="a59" draw:name="Slide Number Placeholder 5" svg:x="11.82527in" svg:y="0.55903in" svg:width="1in" svg:height="0.34in" presentation:class="page-number" presentation:placeholder="false">
        <draw:text-box>
          <text:p text:style-name="a58" text:class-names="" text:cond-style-name=""><text:span text:style-name="a56" text:class-names=""><text:page-number style:num-format="1" text:fixed="false">‹#›</text:page-number></text:span><text:span text:style-name="a57" text:class-names=""/></text:p>
        </draw:text-box>
        <svg:title/>
        <svg:desc/>
      </draw:frame>
    </style:master-page>
    <style:master-page style:name="Master1-Layout2-obj-Title-and-Content" style:page-layout-name="pageLayout1" draw:style-name="a60">
      <draw:custom-shape svg:x="6.74074in" svg:y="1.19944in" svg:width="6.09259in" svg:height="6.30056in" draw:id="id13" draw:style-name="a63" draw:name="Rectangle 48">
        <svg:title/>
        <svg:desc/>
        <text:p text:style-name="a62" text:class-names="" text:cond-style-name=""><text:span text:style-name="a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6088in" svg:y="6.14491in" svg:width="0.57407in" svg:height="0.57407in" draw:id="id14" draw:style-name="a66" draw:name="Cross 49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  <draw:custom-shape svg:x="10.8066in" svg:y="1.06806in" svg:width="1.46191in" svg:height="0.13139in" draw:id="id15" draw:style-name="a69" draw:name="Rectangle 50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2" draw:name="Title 1" svg:x="0.61805in" svg:y="1.3175in" svg:width="9.04122in" svg:height="1.58197in" presentation:class="title" presentation:placeholder="false">
        <draw:text-box>
          <text:p text:style-name="a71" text:class-names="" text:cond-style-name=""><text:span text:style-name="a70" text:class-names="">Click to edit Master title style</text:span></text:p>
        </draw:text-box>
        <svg:title/>
        <svg:desc/>
      </draw:frame>
      <draw:frame draw:id="id17" presentation:style-name="a88" draw:name="Content Placeholder 2" svg:x="0.61806in" svg:y="2.94361in" svg:width="9.04122in" svg:height="3.48708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Click to edit Master text styles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Second level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hird level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3" draw:name="Date Placeholder 3" svg:x="0.61805in" svg:y="6.50667in" svg:width="4.5in" svg:height="0.39931in" presentation:class="date-time" presentation:placeholder="false">
        <draw:text-box>
          <text:p text:style-name="a92" text:class-names="" text:cond-style-name=""><text:span text:style-name="a89" text:class-names=""><text:date text:fixed="false" style:data-style-name="a90">11/23/2024</text:date></text:span><text:span text:style-name="a91" text:class-names=""/></text:p>
        </draw:text-box>
        <svg:title/>
        <svg:desc/>
      </draw:frame>
      <draw:frame draw:id="id19" presentation:style-name="a96" draw:name="Footer Placeholder 4" svg:x="0.61806in" svg:y="0.59403in" svg:width="4.5in" svg:height="0.27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0" presentation:style-name="a100" draw:name="Slide Number Placeholder 5" svg:x="11.82527in" svg:y="0.55903in" svg:width="1in" svg:height="0.34in" presentation:class="page-number" presentation:placeholder="false">
        <draw:text-box>
          <text:p text:style-name="a99" text:class-names="" text:cond-style-name=""><text:span text:style-name="a97" text:class-names=""><text:page-number style:num-format="1" text:fixed="false">‹#›</text:page-number></text:span><text:span text:style-name="a98" text:class-names=""/></text:p>
        </draw:text-box>
        <svg:title/>
        <svg:desc/>
      </draw:frame>
    </style:master-page>
    <style:master-page style:name="Master1-Layout3-secHead-Section-Header" style:page-layout-name="pageLayout1" draw:style-name="a101">
      <draw:custom-shape svg:x="4.69271in" svg:y="1.19944in" svg:width="8.13255in" svg:height="6.30056in" draw:id="id21" draw:style-name="a104" draw:name="Rectangle 48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6891in" svg:y="6.15097in" svg:width="0.57407in" svg:height="0.57407in" draw:id="id22" draw:style-name="a107" draw:name="Cross 49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  <draw:custom-shape svg:x="10.8066in" svg:y="1.06806in" svg:width="1.46191in" svg:height="0.13139in" draw:id="id23" draw:style-name="a110" draw:name="Rectangle 50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presentation:style-name="a113" draw:name="Title 1" svg:x="0.61806in" svg:y="2.05813in" svg:width="8.02257in" svg:height="2.17378in" presentation:class="title" presentation:placeholder="false">
        <draw:text-box>
          <text:p text:style-name="a112" text:class-names="" text:cond-style-name=""><text:span text:style-name="a111" text:class-names="">Click to edit Master title style</text:span></text:p>
        </draw:text-box>
        <svg:title/>
        <svg:desc/>
      </draw:frame>
      <draw:frame draw:id="id25" presentation:style-name="a117" draw:name="Text Placeholder 2" svg:x="0.61805in" svg:y="4.23191in" svg:width="8.02257in" svg:height="1.03725in" presentation:class="outline" presentation:placeholder="false">
        <draw:text-box>
          <text:list text:style-name="a116">
            <text:list-item>
              <text:p text:style-name="a115" text:class-names="" text:cond-style-name=""><text:span text:style-name="a114" text:class-names="">Click to edit Master text styles</text:span></text:p>
            </text:list-item>
          </text:list>
        </draw:text-box>
        <svg:title/>
        <svg:desc/>
      </draw:frame>
      <draw:frame draw:id="id26" presentation:style-name="a122" draw:name="Date Placeholder 3" svg:x="0.61805in" svg:y="6.50667in" svg:width="4.5in" svg:height="0.39931in" presentation:class="date-time" presentation:placeholder="false">
        <draw:text-box>
          <text:p text:style-name="a121" text:class-names="" text:cond-style-name=""><text:span text:style-name="a118" text:class-names=""><text:date text:fixed="false" style:data-style-name="a119">11/23/2024</text:date></text:span><text:span text:style-name="a120" text:class-names=""/></text:p>
        </draw:text-box>
        <svg:title/>
        <svg:desc/>
      </draw:frame>
      <draw:frame draw:id="id27" presentation:style-name="a125" draw:name="Footer Placeholder 4" svg:x="0.61806in" svg:y="0.59403in" svg:width="4.5in" svg:height="0.27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28" presentation:style-name="a129" draw:name="Slide Number Placeholder 5" svg:x="11.82527in" svg:y="0.55903in" svg:width="1in" svg:height="0.34in" presentation:class="page-number" presentation:placeholder="false">
        <draw:text-box>
          <text:p text:style-name="a128" text:class-names="" text:cond-style-name=""><text:span text:style-name="a126" text:class-names=""><text:page-number style:num-format="1" text:fixed="false">‹#›</text:page-number></text:span><text:span text:style-name="a127" text:class-names=""/></text:p>
        </draw:text-box>
        <svg:title/>
        <svg:desc/>
      </draw:frame>
    </style:master-page>
    <style:master-page style:name="Master1-Layout4-twoObj-Two-Content" style:page-layout-name="pageLayout1" draw:style-name="a130">
      <draw:frame draw:id="id29" presentation:style-name="a133" draw:name="Title 1" svg:x="0.61805in" svg:y="1.3175in" svg:width="9.04122in" svg:height="1.58197in" presentation:class="title" presentation:placeholder="false">
        <draw:text-box>
          <text:p text:style-name="a132" text:class-names="" text:cond-style-name=""><text:span text:style-name="a131" text:class-names="">Click to edit Master title style</text:span></text:p>
        </draw:text-box>
        <svg:title/>
        <svg:desc/>
      </draw:frame>
      <draw:frame draw:id="id30" presentation:style-name="a149" draw:name="Content Placeholder 2" svg:x="0.61801in" svg:y="2.94361in" svg:width="5.40971in" svg:height="3.48833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65" draw:name="Content Placeholder 3" svg:x="6.64578in" svg:y="2.94361in" svg:width="5.40971in" svg:height="3.48833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to edit Master text styles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Second level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70" draw:name="Date Placeholder 4" svg:x="0.61805in" svg:y="6.50667in" svg:width="4.5in" svg:height="0.39931in" presentation:class="date-time" presentation:placeholder="false">
        <draw:text-box>
          <text:p text:style-name="a169" text:class-names="" text:cond-style-name=""><text:span text:style-name="a166" text:class-names=""><text:date text:fixed="false" style:data-style-name="a167">11/23/2024</text:date></text:span><text:span text:style-name="a168" text:class-names=""/></text:p>
        </draw:text-box>
        <svg:title/>
        <svg:desc/>
      </draw:frame>
      <draw:frame draw:id="id33" presentation:style-name="a173" draw:name="Footer Placeholder 5" svg:x="0.61806in" svg:y="0.59403in" svg:width="4.5in" svg:height="0.27in" presentation:class="footer" presentation:placeholder="false">
        <draw:text-box>
          <text:p text:style-name="a172" text:class-names="" text:cond-style-name=""><text:span text:style-name="a171" text:class-names=""/></text:p>
        </draw:text-box>
        <svg:title/>
        <svg:desc/>
      </draw:frame>
      <draw:frame draw:id="id34" presentation:style-name="a177" draw:name="Slide Number Placeholder 6" svg:x="11.82527in" svg:y="0.55903in" svg:width="1in" svg:height="0.34in" presentation:class="page-number" presentation:placeholder="false">
        <draw:text-box>
          <text:p text:style-name="a176" text:class-names="" text:cond-style-name=""><text:span text:style-name="a174" text:class-names=""><text:page-number style:num-format="1" text:fixed="false">‹#›</text:page-number></text:span><text:span text:style-name="a175" text:class-names=""/></text:p>
        </draw:text-box>
        <svg:title/>
        <svg:desc/>
      </draw:frame>
      <draw:custom-shape svg:x="12.83709in" svg:y="1.19944in" svg:width="0.49625in" svg:height="6.30056in" draw:id="id35" draw:style-name="a180" draw:name="Rectangle 49">
        <svg:title/>
        <svg:desc/>
        <text:p text:style-name="a179" text:class-names="" text:cond-style-name=""><text:span text:style-name="a1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8066in" svg:y="1.06806in" svg:width="1.46191in" svg:height="0.13139in" draw:id="id36" draw:style-name="a183" draw:name="Rectangle 54">
        <svg:title/>
        <svg:desc/>
        <text:p text:style-name="a182" text:class-names="" text:cond-style-name=""><text:span text:style-name="a1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61077in" svg:y="6.14491in" svg:width="0.57407in" svg:height="0.57407in" draw:id="id37" draw:style-name="a186" draw:name="Cross 10">
        <svg:title/>
        <svg:desc/>
        <text:p text:style-name="a185" text:class-names="" text:cond-style-name=""><text:span text:style-name="a184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</style:master-page>
    <style:master-page style:name="Master1-Layout5-twoTxTwoObj-Comparison" style:page-layout-name="pageLayout1" draw:style-name="a187">
      <draw:frame draw:id="id38" presentation:style-name="a190" draw:name="Title 1" svg:x="0.61801in" svg:y="1.3175in" svg:width="9.04in" svg:height="1.58in" presentation:class="title" presentation:placeholder="false">
        <draw:text-box>
          <text:p text:style-name="a189" text:class-names="" text:cond-style-name=""><text:span text:style-name="a188" text:class-names="">Click to edit Master title style</text:span></text:p>
        </draw:text-box>
        <svg:title/>
        <svg:desc/>
      </draw:frame>
      <draw:frame draw:id="id39" presentation:style-name="a194" draw:name="Text Placeholder 2" svg:x="0.61801in" svg:y="2.94361in" svg:width="5.40972in" svg:height="0.90104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</draw:text-box>
        <svg:title/>
        <svg:desc/>
      </draw:frame>
      <draw:frame draw:id="id40" presentation:style-name="a210" draw:name="Content Placeholder 3" svg:x="0.61801in" svg:y="3.84465in" svg:width="5.40972in" svg:height="2.58781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ck to edit Master text styles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cond le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14" draw:name="Text Placeholder 4" svg:x="6.64574in" svg:y="2.94309in" svg:width="5.40972in" svg:height="0.90104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</draw:text-box>
        <svg:title/>
        <svg:desc/>
      </draw:frame>
      <draw:frame draw:id="id42" presentation:style-name="a230" draw:name="Content Placeholder 5" svg:x="6.64574in" svg:y="3.84413in" svg:width="5.40972in" svg:height="2.58781in" presentation:class="object" presentation:placeholder="false">
        <draw:text-box>
          <text:list text:style-name="a217">
            <text:list-item>
              <text:p text:style-name="a216" text:class-names="" text:cond-style-name=""><text:span text:style-name="a215" text:class-names="">Click to edit Master text styles</text:span></text:p>
            </text:list-item>
          </text:list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Second level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35" draw:name="Date Placeholder 6" svg:x="0.61805in" svg:y="6.50667in" svg:width="4.5in" svg:height="0.39931in" presentation:class="date-time" presentation:placeholder="false">
        <draw:text-box>
          <text:p text:style-name="a234" text:class-names="" text:cond-style-name=""><text:span text:style-name="a231" text:class-names=""><text:date text:fixed="false" style:data-style-name="a232">11/23/2024</text:date></text:span><text:span text:style-name="a233" text:class-names=""/></text:p>
        </draw:text-box>
        <svg:title/>
        <svg:desc/>
      </draw:frame>
      <draw:frame draw:id="id44" presentation:style-name="a238" draw:name="Footer Placeholder 7" svg:x="0.61806in" svg:y="0.59403in" svg:width="4.5in" svg:height="0.27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45" presentation:style-name="a242" draw:name="Slide Number Placeholder 8" svg:x="11.82527in" svg:y="0.55903in" svg:width="1in" svg:height="0.34in" presentation:class="page-number" presentation:placeholder="false">
        <draw:text-box>
          <text:p text:style-name="a241" text:class-names="" text:cond-style-name=""><text:span text:style-name="a239" text:class-names=""><text:page-number style:num-format="1" text:fixed="false">‹#›</text:page-number></text:span><text:span text:style-name="a240" text:class-names=""/></text:p>
        </draw:text-box>
        <svg:title/>
        <svg:desc/>
      </draw:frame>
      <draw:custom-shape svg:x="12.83709in" svg:y="1.19944in" svg:width="0.49625in" svg:height="6.30056in" draw:id="id46" draw:style-name="a245" draw:name="Rectangle 51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8066in" svg:y="1.06806in" svg:width="1.46191in" svg:height="0.13139in" draw:id="id47" draw:style-name="a248" draw:name="Rectangle 56">
        <svg:title/>
        <svg:desc/>
        <text:p text:style-name="a247" text:class-names="" text:cond-style-name=""><text:span text:style-name="a2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61077in" svg:y="6.14491in" svg:width="0.57407in" svg:height="0.57407in" draw:id="id48" draw:style-name="a251" draw:name="Cross 13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</style:master-page>
    <style:master-page style:name="Master1-Layout6-titleOnly-Title-Only" style:page-layout-name="pageLayout1" draw:style-name="a252">
      <draw:frame draw:id="id49" presentation:style-name="a255" draw:name="Title 1" svg:x="0.61805in" svg:y="1.3175in" svg:width="9.04122in" svg:height="1.58197in" presentation:class="title" presentation:placeholder="false">
        <draw:text-box>
          <text:p text:style-name="a254" text:class-names="" text:cond-style-name=""><text:span text:style-name="a253" text:class-names="">Click to edit Master title style</text:span></text:p>
        </draw:text-box>
        <svg:title/>
        <svg:desc/>
      </draw:frame>
      <draw:frame draw:id="id50" presentation:style-name="a260" draw:name="Date Placeholder 2" svg:x="0.61805in" svg:y="6.50667in" svg:width="4.5in" svg:height="0.39931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>11/23/2024</text:date></text:span><text:span text:style-name="a258" text:class-names=""/></text:p>
        </draw:text-box>
        <svg:title/>
        <svg:desc/>
      </draw:frame>
      <draw:frame draw:id="id51" presentation:style-name="a263" draw:name="Footer Placeholder 3" svg:x="0.61806in" svg:y="0.59403in" svg:width="4.5in" svg:height="0.27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52" presentation:style-name="a267" draw:name="Slide Number Placeholder 4" svg:x="11.82527in" svg:y="0.55903in" svg:width="1in" svg:height="0.34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>‹#›</text:page-number></text:span><text:span text:style-name="a265" text:class-names=""/></text:p>
        </draw:text-box>
        <svg:title/>
        <svg:desc/>
      </draw:frame>
      <draw:custom-shape svg:x="10.8066in" svg:y="1.06806in" svg:width="1.46191in" svg:height="0.13139in" draw:id="id53" draw:style-name="a270" draw:name="Rectangle 47">
        <svg:title/>
        <svg:desc/>
        <text:p text:style-name="a269" text:class-names="" text:cond-style-name=""><text:span text:style-name="a2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83709in" svg:y="1.19944in" svg:width="0.49625in" svg:height="6.30056in" draw:id="id54" draw:style-name="a273" draw:name="Rectangle 50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61077in" svg:y="6.14491in" svg:width="0.57407in" svg:height="0.57407in" draw:id="id55" draw:style-name="a276" draw:name="Cross 8">
        <svg:title/>
        <svg:desc/>
        <text:p text:style-name="a275" text:class-names="" text:cond-style-name=""><text:span text:style-name="a274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</style:master-page>
    <style:master-page style:name="Master1-Layout7-blank-Blank" style:page-layout-name="pageLayout1" draw:style-name="a277">
      <draw:frame draw:id="id56" presentation:style-name="a282" draw:name="Date Placeholder 1" svg:x="0.61805in" svg:y="6.50667in" svg:width="4.5in" svg:height="0.39931in" presentation:class="date-time" presentation:placeholder="false">
        <draw:text-box>
          <text:p text:style-name="a281" text:class-names="" text:cond-style-name=""><text:span text:style-name="a278" text:class-names=""><text:date text:fixed="false" style:data-style-name="a279">11/23/2024</text:date></text:span><text:span text:style-name="a280" text:class-names=""/></text:p>
        </draw:text-box>
        <svg:title/>
        <svg:desc/>
      </draw:frame>
      <draw:frame draw:id="id57" presentation:style-name="a285" draw:name="Footer Placeholder 2" svg:x="0.61806in" svg:y="0.59403in" svg:width="4.5in" svg:height="0.27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58" presentation:style-name="a289" draw:name="Slide Number Placeholder 3" svg:x="11.82527in" svg:y="0.55903in" svg:width="1in" svg:height="0.34in" presentation:class="page-number" presentation:placeholder="false">
        <draw:text-box>
          <text:p text:style-name="a288" text:class-names="" text:cond-style-name=""><text:span text:style-name="a286" text:class-names=""><text:page-number style:num-format="1" text:fixed="false">‹#›</text:page-number></text:span><text:span text:style-name="a287" text:class-names=""/></text:p>
        </draw:text-box>
        <svg:title/>
        <svg:desc/>
      </draw:frame>
      <draw:custom-shape svg:x="-0in" svg:y="1.19944in" svg:width="0.28824in" svg:height="6.30056in" draw:id="id59" draw:style-name="a292" draw:name="Rectangle 46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637in" svg:y="6.14491in" svg:width="0.57407in" svg:height="0.57407in" draw:id="id60" draw:style-name="a295" draw:name="Cross 47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  <draw:custom-shape svg:x="10.8066in" svg:y="1.06806in" svg:width="1.46191in" svg:height="0.13139in" draw:id="id61" draw:style-name="a298" draw:name="Rectangle 48">
        <svg:title/>
        <svg:desc/>
        <text:p text:style-name="a297" text:class-names="" text:cond-style-name=""><text:span text:style-name="a296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8-objTx-Content-with-Caption" style:page-layout-name="pageLayout1" draw:style-name="a299">
      <draw:frame draw:id="id62" presentation:style-name="a302" draw:name="Title 1" svg:x="0.61805in" svg:y="1.31649in" svg:width="4.5in" svg:height="1.17806in" presentation:class="title" presentation:placeholder="false">
        <draw:text-box>
          <text:p text:style-name="a301" text:class-names="" text:cond-style-name=""><text:span text:style-name="a300" text:class-names="">Click to edit Master title style</text:span></text:p>
        </draw:text-box>
        <svg:title/>
        <svg:desc/>
      </draw:frame>
      <draw:frame draw:id="id63" presentation:style-name="a318" draw:name="Content Placeholder 2" svg:x="6.13715in" svg:y="1.64944in" svg:width="6.13136in" svg:height="4.42463in" presentation:class="object" presentation:placeholder="false">
        <draw:text-box>
          <text:list text:style-name="a305">
            <text:list-item>
              <text:p text:style-name="a304" text:class-names="" text:cond-style-name=""><text:span text:style-name="a303" text:class-names="">Click to edit Master text styles</text:span></text:p>
            </text:list-item>
          </text:list>
          <text:list text:style-name="a308">
            <text:list-item>
              <text:list text:style-name="a308">
                <text:list-item>
                  <text:p text:style-name="a307" text:class-names="" text:cond-style-name=""><text:span text:style-name="a306" text:class-names="">Second level</text:span></text:p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p text:style-name="a310" text:class-names="" text:cond-style-name=""><text:span text:style-name="a309" text:class-names="">Third level</text:span></text:p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p text:style-name="a313" text:class-names="" text:cond-style-name=""><text:span text:style-name="a3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list text:style-name="a317">
                            <text:list-item>
                              <text:p text:style-name="a316" text:class-names="" text:cond-style-name=""><text:span text:style-name="a3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22" draw:name="Text Placeholder 3" svg:x="0.61805in" svg:y="2.59in" svg:width="4.5in" svg:height="3.48407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</draw:text-box>
        <svg:title/>
        <svg:desc/>
      </draw:frame>
      <draw:frame draw:id="id65" presentation:style-name="a327" draw:name="Date Placeholder 4" svg:x="0.61805in" svg:y="6.50667in" svg:width="4.5in" svg:height="0.39931in" presentation:class="date-time" presentation:placeholder="false">
        <draw:text-box>
          <text:p text:style-name="a326" text:class-names="" text:cond-style-name=""><text:span text:style-name="a323" text:class-names=""><text:date text:fixed="false" style:data-style-name="a324">11/23/2024</text:date></text:span><text:span text:style-name="a325" text:class-names=""/></text:p>
        </draw:text-box>
        <svg:title/>
        <svg:desc/>
      </draw:frame>
      <draw:frame draw:id="id66" presentation:style-name="a330" draw:name="Footer Placeholder 5" svg:x="0.61806in" svg:y="0.59403in" svg:width="4.5in" svg:height="0.27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67" presentation:style-name="a334" draw:name="Slide Number Placeholder 6" svg:x="11.82527in" svg:y="0.55903in" svg:width="1in" svg:height="0.34in" presentation:class="page-number" presentation:placeholder="false">
        <draw:text-box>
          <text:p text:style-name="a333" text:class-names="" text:cond-style-name=""><text:span text:style-name="a331" text:class-names=""><text:page-number style:num-format="1" text:fixed="false">‹#›</text:page-number></text:span><text:span text:style-name="a332" text:class-names=""/></text:p>
        </draw:text-box>
        <svg:title/>
        <svg:desc/>
      </draw:frame>
      <draw:custom-shape svg:x="10.8066in" svg:y="1.06806in" svg:width="1.46191in" svg:height="0.13139in" draw:id="id68" draw:style-name="a337" draw:name="Rectangle 49">
        <svg:title/>
        <svg:desc/>
        <text:p text:style-name="a336" text:class-names="" text:cond-style-name=""><text:span text:style-name="a3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in" svg:y="1.19944in" svg:width="0.28824in" svg:height="6.30056in" draw:id="id69" draw:style-name="a340" draw:name="Rectangle 52">
        <svg:title/>
        <svg:desc/>
        <text:p text:style-name="a339" text:class-names="" text:cond-style-name=""><text:span text:style-name="a3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637in" svg:y="6.14491in" svg:width="0.57407in" svg:height="0.57407in" draw:id="id70" draw:style-name="a343" draw:name="Cross 10">
        <svg:title/>
        <svg:desc/>
        <text:p text:style-name="a342" text:class-names="" text:cond-style-name=""><text:span text:style-name="a341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</style:master-page>
    <style:master-page style:name="Master1-Layout9-picTx-Picture-with-Caption" style:page-layout-name="pageLayout1" draw:style-name="a344">
      <draw:frame draw:id="id71" presentation:style-name="a347" draw:name="Title 1" svg:x="0.61805in" svg:y="1.31649in" svg:width="4.5in" svg:height="1.17806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72" presentation:style-name="a350" draw:name="Picture Placeholder 2" svg:x="6.1583in" svg:y="1.19944in" svg:width="6.66696in" svg:height="6.30056in" presentation:class="graphic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73" presentation:style-name="a354" draw:name="Text Placeholder 3" svg:x="0.61805in" svg:y="2.59259in" svg:width="4.5in" svg:height="3.48148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</draw:text-box>
        <svg:title/>
        <svg:desc/>
      </draw:frame>
      <draw:frame draw:id="id74" presentation:style-name="a359" draw:name="Date Placeholder 4" svg:x="0.61805in" svg:y="6.50667in" svg:width="4.5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11/23/2024</text:date></text:span><text:span text:style-name="a357" text:class-names=""/></text:p>
        </draw:text-box>
        <svg:title/>
        <svg:desc/>
      </draw:frame>
      <draw:frame draw:id="id75" presentation:style-name="a362" draw:name="Footer Placeholder 5" svg:x="0.61806in" svg:y="0.59403in" svg:width="4.5in" svg:height="0.27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76" presentation:style-name="a366" draw:name="Slide Number Placeholder 6" svg:x="11.82527in" svg:y="0.55903in" svg:width="1in" svg:height="0.34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#›</text:page-number></text:span><text:span text:style-name="a364" text:class-names=""/></text:p>
        </draw:text-box>
        <svg:title/>
        <svg:desc/>
      </draw:frame>
      <draw:custom-shape svg:x="10.8066in" svg:y="1.06806in" svg:width="1.46191in" svg:height="0.13139in" draw:id="id77" draw:style-name="a369" draw:name="Rectangle 53">
        <svg:title/>
        <svg:desc/>
        <text:p text:style-name="a368" text:class-names="" text:cond-style-name=""><text:span text:style-name="a3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in" svg:y="1.19944in" svg:width="0.28824in" svg:height="6.30056in" draw:id="id78" draw:style-name="a372" draw:name="Rectangle 55">
        <svg:title/>
        <svg:desc/>
        <text:p text:style-name="a371" text:class-names="" text:cond-style-name=""><text:span text:style-name="a3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637in" svg:y="6.14491in" svg:width="0.57407in" svg:height="0.57407in" draw:id="id79" draw:style-name="a375" draw:name="Cross 10">
        <svg:title/>
        <svg:desc/>
        <text:p text:style-name="a374" text:class-names="" text:cond-style-name=""><text:span text:style-name="a373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</style:master-page>
    <style:master-page style:name="Master1-Layout10-vertTx-Title-and-Vertical-Text" style:page-layout-name="pageLayout1" draw:style-name="a376">
      <draw:custom-shape svg:x="7.75062in" svg:y="1.19944in" svg:width="5.08774in" svg:height="6.30056in" draw:id="id80" draw:style-name="a379" draw:name="Rectangle 49">
        <svg:title/>
        <svg:desc/>
        <text:p text:style-name="a378" text:class-names="" text:cond-style-name=""><text:span text:style-name="a3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1" presentation:style-name="a382" draw:name="Title 1" svg:x="0.61805in" svg:y="1.3175in" svg:width="9.04122in" svg:height="1.58197in" presentation:class="title" presentation:placeholder="false">
        <draw:text-box>
          <text:p text:style-name="a381" text:class-names="" text:cond-style-name=""><text:span text:style-name="a380" text:class-names="">Click to edit Master title style</text:span></text:p>
        </draw:text-box>
        <svg:title/>
        <svg:desc/>
      </draw:frame>
      <draw:frame draw:id="id82" presentation:style-name="a398" draw:name="Vertical Text Placeholder 2" svg:x="0.61806in" svg:y="2.94361in" svg:width="9.04122in" svg:height="3.48708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Click to edit Master text styles</text:span></text:p>
            </text:list-item>
          </text:list>
          <text:list text:style-name="a388">
            <text:list-item>
              <text:list text:style-name="a388">
                <text:list-item>
                  <text:p text:style-name="a387" text:class-names="" text:cond-style-name=""><text:span text:style-name="a386" text:class-names="">Second level</text:span></text:p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p text:style-name="a390" text:class-names="" text:cond-style-name=""><text:span text:style-name="a389" text:class-names="">Third level</text:span></text:p>
                    </text:list-item>
                  </text:list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list text:style-name="a394">
                        <text:list-item>
                          <text:p text:style-name="a393" text:class-names="" text:cond-style-name=""><text:span text:style-name="a3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list text:style-name="a397">
                            <text:list-item>
                              <text:p text:style-name="a396" text:class-names="" text:cond-style-name=""><text:span text:style-name="a3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403" draw:name="Date Placeholder 3" svg:x="0.61805in" svg:y="6.50667in" svg:width="4.5in" svg:height="0.39931in" presentation:class="date-time" presentation:placeholder="false">
        <draw:text-box>
          <text:p text:style-name="a402" text:class-names="" text:cond-style-name=""><text:span text:style-name="a399" text:class-names=""><text:date text:fixed="false" style:data-style-name="a400">11/23/2024</text:date></text:span><text:span text:style-name="a401" text:class-names=""/></text:p>
        </draw:text-box>
        <svg:title/>
        <svg:desc/>
      </draw:frame>
      <draw:frame draw:id="id84" presentation:style-name="a406" draw:name="Footer Placeholder 4" svg:x="0.61806in" svg:y="0.59403in" svg:width="4.5in" svg:height="0.27in" presentation:class="footer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85" presentation:style-name="a410" draw:name="Slide Number Placeholder 5" svg:x="11.82527in" svg:y="0.55903in" svg:width="1in" svg:height="0.34in" presentation:class="page-number" presentation:placeholder="false">
        <draw:text-box>
          <text:p text:style-name="a409" text:class-names="" text:cond-style-name=""><text:span text:style-name="a407" text:class-names=""><text:page-number style:num-format="1" text:fixed="false">‹#›</text:page-number></text:span><text:span text:style-name="a408" text:class-names=""/></text:p>
        </draw:text-box>
        <svg:title/>
        <svg:desc/>
      </draw:frame>
      <draw:custom-shape svg:x="10.8066in" svg:y="1.06806in" svg:width="1.46191in" svg:height="0.13139in" draw:id="id86" draw:style-name="a413" draw:name="Rectangle 48">
        <svg:title/>
        <svg:desc/>
        <text:p text:style-name="a412" text:class-names="" text:cond-style-name=""><text:span text:style-name="a4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838in" svg:y="6.14491in" svg:width="0.57407in" svg:height="0.57407in" draw:id="id87" draw:style-name="a416" draw:name="Cross 9">
        <svg:title/>
        <svg:desc/>
        <text:p text:style-name="a415" text:class-names="" text:cond-style-name=""><text:span text:style-name="a414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</style:master-page>
    <style:master-page style:name="Master1-Layout11-vertTitleAndTx-Vertical-Title-and-Text" style:page-layout-name="pageLayout1" draw:style-name="a417">
      <draw:frame draw:id="id88" presentation:style-name="a420" draw:name="Vertical Title 1" svg:x="10.23148in" svg:y="1.3175in" svg:width="2.02686in" svg:height="5.11444in" presentation:class="title" presentation:placeholder="false">
        <draw:text-box>
          <text:p text:style-name="a419" text:class-names="" text:cond-style-name=""><text:span text:style-name="a418" text:class-names="">Click to edit Master title style</text:span></text:p>
        </draw:text-box>
        <svg:title/>
        <svg:desc/>
      </draw:frame>
      <draw:frame draw:id="id89" presentation:style-name="a436" draw:name="Vertical Text Placeholder 2" svg:x="1.06482in" svg:y="1.3175in" svg:width="9.04861in" svg:height="5.13663in" presentation:class="outline" presentation:placeholder="false">
        <draw:text-box>
          <text:list text:style-name="a423">
            <text:list-item>
              <text:p text:style-name="a422" text:class-names="" text:cond-style-name=""><text:span text:style-name="a421" text:class-names="">Click to edit Master text styles</text:span></text:p>
            </text:list-item>
          </text:list>
          <text:list text:style-name="a426">
            <text:list-item>
              <text:list text:style-name="a426">
                <text:list-item>
                  <text:p text:style-name="a425" text:class-names="" text:cond-style-name=""><text:span text:style-name="a424" text:class-names="">Second level</text:span></text:p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p text:style-name="a428" text:class-names="" text:cond-style-name=""><text:span text:style-name="a427" text:class-names="">Third level</text:span></text:p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p text:style-name="a431" text:class-names="" text:cond-style-name=""><text:span text:style-name="a4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5">
            <text:list-item>
              <text:list text:style-name="a435">
                <text:list-item>
                  <text:list text:style-name="a435">
                    <text:list-item>
                      <text:list text:style-name="a435">
                        <text:list-item>
                          <text:list text:style-name="a435">
                            <text:list-item>
                              <text:p text:style-name="a434" text:class-names="" text:cond-style-name=""><text:span text:style-name="a4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441" draw:name="Date Placeholder 3" svg:x="0.61805in" svg:y="6.50667in" svg:width="4.5in" svg:height="0.39931in" presentation:class="date-time" presentation:placeholder="false">
        <draw:text-box>
          <text:p text:style-name="a440" text:class-names="" text:cond-style-name=""><text:span text:style-name="a437" text:class-names=""><text:date text:fixed="false" style:data-style-name="a438">11/23/2024</text:date></text:span><text:span text:style-name="a439" text:class-names=""/></text:p>
        </draw:text-box>
        <svg:title/>
        <svg:desc/>
      </draw:frame>
      <draw:frame draw:id="id91" presentation:style-name="a444" draw:name="Footer Placeholder 4" svg:x="0.61806in" svg:y="0.59403in" svg:width="4.5in" svg:height="0.27in" presentation:class="footer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92" presentation:style-name="a448" draw:name="Slide Number Placeholder 5" svg:x="11.82527in" svg:y="0.55903in" svg:width="1in" svg:height="0.34in" presentation:class="page-number" presentation:placeholder="false">
        <draw:text-box>
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</draw:text-box>
        <svg:title/>
        <svg:desc/>
      </draw:frame>
      <draw:custom-shape svg:x="10.8066in" svg:y="1.06806in" svg:width="1.46191in" svg:height="0.13139in" draw:id="id93" draw:style-name="a451" draw:name="Rectangle 50">
        <svg:title/>
        <svg:desc/>
        <text:p text:style-name="a450" text:class-names="" text:cond-style-name=""><text:span text:style-name="a4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in" svg:y="1.19944in" svg:width="0.28824in" svg:height="6.30056in" draw:id="id94" draw:style-name="a454" draw:name="Rectangle 52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637in" svg:y="6.14491in" svg:width="0.57407in" svg:height="0.57407in" draw:id="id95" draw:style-name="a457" draw:name="Cross 9">
        <svg:title/>
        <svg:desc/>
        <text:p text:style-name="a456" text:class-names="" text:cond-style-name=""><text:span text:style-name="a455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4-11-23T14:31:22Z</meta:creation-date>
    <dc:date>2024-11-23T14:50:33Z</dc:date>
    <meta:template xlink:href="office%20theme" xlink:type="simple"/>
    <meta:editing-cycles>53</meta:editing-cycles>
    <meta:editing-duration>PT0S</meta:editing-duration>
    <meta:document-statistic meta:paragraph-count="0" meta:word-count="0"/>
  </office:meta>
</office:document-meta>
</file>